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be30" officeooo:paragraph-rsid="0019be30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9be30" officeooo:paragraph-rsid="0019be30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9be30" officeooo:paragraph-rsid="0019be30" style:font-weight-asian="normal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9d30d" officeooo:paragraph-rsid="0019d30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style:text-underline-style="none" fo:font-weight="bold" officeooo:rsid="0019d30d" officeooo:paragraph-rsid="0019d30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19d30d" officeooo:paragraph-rsid="0019d30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WELS</text:p>
      <text:p text:style-name="P1"/>
      <text:p text:style-name="P3">word = input("enter the sentence\n")</text:p>
      <text:p text:style-name="P3">vowels = ['a', 'e', 'i', 'o','u']</text:p>
      <text:p text:style-name="P3">vow = [let for let in word if let in vowels]</text:p>
      <text:p text:style-name="P3">print(vow)</text:p>
      <text:p text:style-name="P3"/>
      <text:p text:style-name="P3">output</text:p>
      <text:p text:style-name="P3"/>
      <text:p text:style-name="P2">enter the sentence</text:p>
      <text:p text:style-name="P3">what is your name</text:p>
      <text:p text:style-name="P3">['a', 'i', 'o', 'u', 'a', 'e']</text:p>
      <text:p text:style-name="P3"/>
      <text:p text:style-name="P3"/>
      <text:p text:style-name="P4">CONTROL STRUCTURES</text:p>
      <text:p text:style-name="P4"/>
      <text:p text:style-name="P5">1. if-else</text:p>
      <text:p text:style-name="P6">number=3</text:p>
      <text:p text:style-name="P6">if number &gt; 99 and number &lt; 1000:</text:p>
      <text:p text:style-name="P6"><text:s text:c="2"/>print('3 digit')</text:p>
      <text:p text:style-name="P6">else:</text:p>
      <text:p text:style-name="P6"><text:s text:c="2"/>print('Not 3 digit')</text:p>
      <text:p text:style-name="P6"/>
      <text:p text:style-name="P6">output</text:p>
      <text:p text:style-name="P6">Not 3 digit</text:p>
      <text:p text:style-name="P6"/>
      <text:p text:style-name="P5">2. if-elif-els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09:17:17.651654293</meta:creation-date>
    <dc:date>2021-11-16T09:40:27.944409991</dc:date>
    <meta:editing-duration>PT23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3" meta:character-count="346" meta:non-whitespace-character-count="298"/>
  </office:meta>
</office:document-meta>
</file>